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411cm" svg:height="0.47cm" svg:x="10.088cm" svg:y="16.7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  <draw:frame draw:style-name="gr5" draw:text-style-name="P1" draw:layer="layout" svg:width="0.512cm" svg:height="1.003cm" svg:x="5.189cm" svg:y="13.8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3" draw:style-name="dp1" draw:master-page-name="Default">
        <draw:custom-shape draw:style-name="gr1" draw:text-style-name="P5" xml:id="id44" draw:id="id44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5" draw:id="id45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8" draw:id="id48" draw:layer="layout" svg:x1="7.794cm" svg:y1="9.255cm" svg:x2="7.794cm" svg:y2="10.652cm" draw:start-shape="id44" draw:start-glue-point="2" draw:end-shape="id45" draw:end-glue-point="0" svg:d="M7794 9255v1397" svg:viewBox="0 0 1 1398">
          <text:p/>
        </draw:connector>
        <draw:connector draw:style-name="gr4" draw:text-style-name="P1" xml:id="id46" draw:id="id46" draw:layer="layout" svg:x1="7.794cm" svg:y1="11.795cm" svg:x2="7.788cm" svg:y2="12.505cm" draw:start-shape="id45" draw:start-glue-point="2" svg:d="M7794 11795v605h-6v105" svg:viewBox="0 0 7 711">
          <text:p/>
        </draw:connector>
        <draw:custom-shape draw:style-name="gr3" draw:text-style-name="P3" xml:id="id47" draw:id="id47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9" draw:id="id49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12.505cm" svg:x2="9.511cm" svg:y2="12.493cm" draw:start-shape="id46" draw:start-glue-point="3" draw:end-shape="id47" draw:end-glue-point="6" svg:d="M7788 12505v52h863v-64h860" svg:viewBox="0 0 1724 65">
          <text:p/>
        </draw:connector>
        <draw:connector draw:style-name="gr4" draw:text-style-name="P1" draw:layer="layout" svg:x1="7.794cm" svg:y1="9.953cm" svg:x2="9.465cm" svg:y2="9.953cm" draw:start-shape="id48" draw:start-glue-point="0" draw:end-shape="id49" draw:end-glue-point="6" svg:d="M7794 9953h1671" svg:viewBox="0 0 1672 1">
          <text:p/>
        </draw:connector>
        <draw:custom-shape draw:style-name="gr2" draw:text-style-name="P6" xml:id="id50" draw:id="id50" draw:layer="layout" svg:width="0.635cm" svg:height="0.635cm" svg:x="11.668cm" svg:y="12.17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47" draw:start-glue-point="4" draw:end-shape="id50" draw:end-glue-point="6" svg:d="M10398 12493h635v1h635" svg:viewBox="0 0 1271 2">
          <text:p/>
        </draw:connector>
        <draw:custom-shape draw:style-name="gr2" draw:text-style-name="P6" xml:id="id51" draw:id="id51" draw:layer="layout" svg:width="0.635cm" svg:height="0.635cm" svg:x="11.6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50" draw:start-glue-point="4" draw:end-shape="id5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49" draw:start-glue-point="4" draw:end-shape="id5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51" draw:start-glue-point="4" draw:end-shape="id52" draw:end-glue-point="8" svg:d="M11986 9636v-1884" svg:viewBox="0 0 1 1885">
          <text:p/>
        </draw:connector>
        <draw:frame draw:style-name="gr5" draw:text-style-name="P1" draw:layer="layout" svg:width="0.809cm" svg:height="1.003cm" svg:x="9.789cm" svg:y="11.36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" draw:text-style-name="P3" xml:id="id56" draw:id="id5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7" draw:id="id5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59" draw:id="id59" draw:layer="layout" svg:width="0.635cm" svg:height="0.635cm" svg:x="3.667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8" draw:id="id58" draw:layer="layout" svg:width="0.635cm" svg:height="0.635cm" svg:x="3.6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5" draw:id="id55" draw:layer="layout" svg:width="0.635cm" svg:height="0.635cm" svg:x="3.6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2" draw:id="id52" draw:layer="layout" svg:width="0.635cm" svg:height="0.635cm" svg:x="11.6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6" draw:text-style-name="P4" draw:layer="layout" draw:type="line" svg:x1="12.303cm" svg:y1="7.435cm" svg:x2="14.153cm" svg:y2="7.413cm" draw:start-shape="id52" draw:start-glue-point="10" svg:d="M12303 7435l1850-22" svg:viewBox="0 0 1851 23">
          <text:p/>
        </draw:connector>
        <draw:connector draw:style-name="gr7" draw:text-style-name="P4" draw:layer="layout" draw:type="line" svg:x1="10.352cm" svg:y1="7.454cm" svg:x2="11.668cm" svg:y2="7.435cm" draw:start-shape="id53" draw:start-glue-point="4" draw:end-shape="id52" draw:end-glue-point="6" svg:d="M10352 7454l1316-19" svg:viewBox="0 0 1317 20">
          <text:p/>
        </draw:connector>
        <draw:connector draw:style-name="gr7" draw:text-style-name="P4" xml:id="id54" draw:id="id54" draw:layer="layout" draw:type="line" svg:x1="7.794cm" svg:y1="8.112cm" svg:x2="7.79cm" svg:y2="7.471cm" draw:start-shape="id44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54" draw:start-glue-point="3" draw:end-shape="id5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54" draw:start-glue-point="3" draw:end-shape="id55" draw:end-glue-point="10" svg:d="M7790 7471l-3487-17" svg:viewBox="0 0 3488 18">
          <text:p/>
        </draw:connector>
        <draw:connector draw:style-name="gr7" draw:text-style-name="P4" xml:id="id77" draw:id="id77" draw:layer="layout" draw:type="line" svg:x1="3.668cm" svg:y1="7.454cm" svg:x2="2.497cm" svg:y2="7.463cm" draw:start-shape="id5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56" draw:start-glue-point="6" draw:end-shape="id48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88cm" svg:y2="12.505cm" draw:start-shape="id57" draw:start-glue-point="6" draw:end-shape="id46" draw:end-glue-point="3" svg:d="M6180 12496l1608 9" svg:viewBox="0 0 1609 10">
          <text:p/>
        </draw:connector>
        <draw:connector draw:style-name="gr4" draw:text-style-name="P1" draw:layer="layout" svg:x1="3.986cm" svg:y1="12.136cm" svg:x2="3.985cm" svg:y2="10.271cm" draw:start-shape="id58" draw:start-glue-point="4" draw:end-shape="id59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59" draw:start-glue-point="4" draw:end-shape="id5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56" draw:start-glue-point="4" draw:end-shape="id59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57" draw:start-glue-point="4" draw:end-shape="id58" draw:end-glue-point="10" svg:d="M5291 12496h-494v-42h-494" svg:viewBox="0 0 989 43">
          <text:p/>
        </draw:connector>
        <draw:frame draw:style-name="gr5" draw:text-style-name="P1" draw:layer="layout" svg:width="0.537cm" svg:height="1.003cm" svg:x="5.189cm" svg:y="11.36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5" xml:id="id60" draw:id="id60" draw:layer="layout" svg:width="1.143cm" svg:height="1.143cm" svg:x="7.223cm" svg:y="15.91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61" draw:id="id61" draw:layer="layout" svg:width="1.143cm" svg:height="1.143cm" svg:x="7.223cm" svg:y="18.45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64" draw:id="id64" draw:layer="layout" svg:x1="7.794cm" svg:y1="17.056cm" svg:x2="7.794cm" svg:y2="18.453cm" draw:start-shape="id60" draw:start-glue-point="2" draw:end-shape="id61" draw:end-glue-point="0" svg:d="M7794 17056v1397" svg:viewBox="0 0 1 1398">
          <text:p/>
        </draw:connector>
        <draw:connector draw:style-name="gr4" draw:text-style-name="P1" xml:id="id62" draw:id="id62" draw:layer="layout" svg:x1="7.794cm" svg:y1="19.596cm" svg:x2="7.788cm" svg:y2="20.306cm" draw:start-shape="id61" draw:start-glue-point="2" svg:d="M7794 19596v605h-6v105" svg:viewBox="0 0 7 711">
          <text:p/>
        </draw:connector>
        <draw:custom-shape draw:style-name="gr3" draw:text-style-name="P3" xml:id="id63" draw:id="id63" draw:layer="layout" svg:width="0.889cm" svg:height="0.889cm" draw:transform="rotate (-1.5707963267949) translate (10.398cm 19.8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5" draw:id="id65" draw:layer="layout" svg:width="0.889cm" svg:height="0.889cm" draw:transform="rotate (-1.5707963267949) translate (10.352cm 17.3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20.306cm" svg:x2="9.511cm" svg:y2="20.294cm" draw:start-shape="id62" draw:start-glue-point="3" draw:end-shape="id63" draw:end-glue-point="6" svg:d="M7788 20306v52h863v-64h860" svg:viewBox="0 0 1724 65">
          <text:p/>
        </draw:connector>
        <draw:connector draw:style-name="gr4" draw:text-style-name="P1" draw:layer="layout" svg:x1="7.794cm" svg:y1="17.754cm" svg:x2="9.465cm" svg:y2="17.754cm" draw:start-shape="id64" draw:start-glue-point="0" draw:end-shape="id65" draw:end-glue-point="6" svg:d="M7794 17754h1671" svg:viewBox="0 0 1672 1">
          <text:p/>
        </draw:connector>
        <draw:custom-shape draw:style-name="gr2" draw:text-style-name="P6" xml:id="id66" draw:id="id66" draw:layer="layout" svg:width="0.635cm" svg:height="0.635cm" svg:x="11.668cm" svg:y="19.97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20.294cm" svg:x2="11.668cm" svg:y2="20.295cm" draw:start-shape="id63" draw:start-glue-point="4" draw:end-shape="id66" draw:end-glue-point="6" svg:d="M10398 20294h635v1h635" svg:viewBox="0 0 1271 2">
          <text:p/>
        </draw:connector>
        <draw:custom-shape draw:style-name="gr2" draw:text-style-name="P6" xml:id="id67" draw:id="id67" draw:layer="layout" svg:width="0.635cm" svg:height="0.635cm" svg:x="11.668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9.977cm" svg:x2="11.986cm" svg:y2="18.072cm" draw:start-shape="id66" draw:start-glue-point="4" draw:end-shape="id67" draw:end-glue-point="8" svg:d="M11986 19977v-1905" svg:viewBox="0 0 1 1906">
          <text:p/>
        </draw:connector>
        <draw:connector draw:style-name="gr4" draw:text-style-name="P1" draw:layer="layout" svg:x1="10.352cm" svg:y1="17.754cm" svg:x2="11.668cm" svg:y2="17.755cm" draw:start-shape="id65" draw:start-glue-point="4" draw:end-shape="id67" draw:end-glue-point="6" svg:d="M10352 17754h658v1h658" svg:viewBox="0 0 1317 2">
          <text:p/>
        </draw:connector>
        <draw:connector draw:style-name="gr4" draw:text-style-name="P1" draw:layer="layout" svg:x1="11.986cm" svg:y1="17.437cm" svg:x2="11.986cm" svg:y2="15.553cm" draw:start-shape="id67" draw:start-glue-point="4" draw:end-shape="id68" draw:end-glue-point="8" svg:d="M11986 17437v-1884" svg:viewBox="0 0 1 1885">
          <text:p/>
        </draw:connector>
        <draw:frame draw:style-name="gr5" draw:text-style-name="P1" draw:layer="layout" svg:width="0.829cm" svg:height="1.003cm" svg:x="9.789cm" svg:y="19.16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" draw:layer="layout" svg:width="0.809cm" svg:height="1.003cm" svg:x="9.589cm" svg:y="16.56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3" draw:text-style-name="P3" xml:id="id72" draw:id="id72" draw:layer="layout" svg:width="0.889cm" svg:height="0.889cm" draw:transform="rotate (1.5707963267949) translate (5.293cm 18.1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73" draw:id="id73" draw:layer="layout" svg:width="0.889cm" svg:height="0.889cm" draw:transform="rotate (1.5707963267949) translate (5.291cm 20.7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75" draw:id="id75" draw:layer="layout" svg:width="0.635cm" svg:height="0.635cm" svg:x="3.667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4" draw:id="id74" draw:layer="layout" svg:width="0.635cm" svg:height="0.635cm" svg:x="3.668cm" svg:y="19.9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1" draw:id="id71" draw:layer="layout" svg:width="0.635cm" svg:height="0.635cm" svg:x="3.668cm" svg:y="14.9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8" draw:id="id68" draw:layer="layout" svg:width="0.635cm" svg:height="0.635cm" svg:x="11.668cm" svg:y="14.9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9" draw:id="id69" draw:layer="layout" svg:width="0.889cm" svg:height="0.889cm" draw:transform="rotate (-1.5707963267949) translate (10.352cm 14.8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9.89cm" svg:y="14.16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7" draw:text-style-name="P4" draw:layer="layout" draw:type="line" svg:x1="10.352cm" svg:y1="15.255cm" svg:x2="11.668cm" svg:y2="15.236cm" draw:start-shape="id69" draw:start-glue-point="4" draw:end-shape="id68" draw:end-glue-point="6" svg:d="M10352 15255l1316-19" svg:viewBox="0 0 1317 20">
          <text:p/>
        </draw:connector>
        <draw:connector draw:style-name="gr7" draw:text-style-name="P4" xml:id="id70" draw:id="id70" draw:layer="layout" draw:type="line" svg:x1="7.794cm" svg:y1="15.913cm" svg:x2="7.79cm" svg:y2="15.272cm" draw:start-shape="id60" draw:start-glue-point="0" svg:d="M7794 15913l-4-641" svg:viewBox="0 0 5 642">
          <text:p/>
        </draw:connector>
        <draw:connector draw:style-name="gr7" draw:text-style-name="P4" draw:layer="layout" draw:type="line" svg:x1="7.79cm" svg:y1="15.272cm" svg:x2="9.465cm" svg:y2="15.255cm" draw:start-shape="id70" draw:start-glue-point="3" draw:end-shape="id69" draw:end-glue-point="6" svg:d="M7790 15272l1675-17" svg:viewBox="0 0 1676 18">
          <text:p/>
        </draw:connector>
        <draw:connector draw:style-name="gr7" draw:text-style-name="P4" draw:layer="layout" draw:type="line" svg:x1="7.79cm" svg:y1="15.272cm" svg:x2="4.303cm" svg:y2="15.255cm" draw:start-shape="id70" draw:start-glue-point="3" draw:end-shape="id71" draw:end-glue-point="10" svg:d="M7790 15272l-3487-17" svg:viewBox="0 0 3488 18">
          <text:p/>
        </draw:connector>
        <draw:connector draw:style-name="gr7" draw:text-style-name="P4" draw:layer="layout" draw:type="line" svg:x1="6.182cm" svg:y1="17.732cm" svg:x2="7.794cm" svg:y2="17.754cm" draw:start-shape="id72" draw:start-glue-point="6" draw:end-shape="id64" draw:end-glue-point="0" svg:d="M6182 17732l1612 22" svg:viewBox="0 0 1613 23">
          <text:p/>
        </draw:connector>
        <draw:connector draw:style-name="gr7" draw:text-style-name="P4" draw:layer="layout" draw:type="line" svg:x1="6.18cm" svg:y1="20.297cm" svg:x2="7.788cm" svg:y2="20.306cm" draw:start-shape="id73" draw:start-glue-point="6" draw:end-shape="id62" draw:end-glue-point="3" svg:d="M6180 20297l1608 9" svg:viewBox="0 0 1609 10">
          <text:p/>
        </draw:connector>
        <draw:connector draw:style-name="gr4" draw:text-style-name="P1" draw:layer="layout" svg:x1="3.986cm" svg:y1="19.937cm" svg:x2="3.985cm" svg:y2="18.072cm" draw:start-shape="id74" draw:start-glue-point="4" draw:end-shape="id75" draw:end-glue-point="8" svg:d="M3986 19937v-933h-1v-932" svg:viewBox="0 0 2 1866">
          <text:p/>
        </draw:connector>
        <draw:connector draw:style-name="gr4" draw:text-style-name="P1" draw:layer="layout" svg:x1="3.985cm" svg:y1="17.437cm" svg:x2="3.986cm" svg:y2="15.572cm" draw:start-shape="id75" draw:start-glue-point="4" draw:end-shape="id71" draw:end-glue-point="8" svg:d="M3985 17437v-933h1v-932" svg:viewBox="0 0 2 1866">
          <text:p/>
        </draw:connector>
        <draw:connector draw:style-name="gr4" draw:text-style-name="P1" draw:layer="layout" svg:x1="5.293cm" svg:y1="17.732cm" svg:x2="4.302cm" svg:y2="17.755cm" draw:start-shape="id72" draw:start-glue-point="4" draw:end-shape="id75" draw:end-glue-point="10" svg:d="M5293 17732h-496v23h-495" svg:viewBox="0 0 992 24">
          <text:p/>
        </draw:connector>
        <draw:connector draw:style-name="gr4" draw:text-style-name="P1" draw:layer="layout" svg:x1="5.291cm" svg:y1="20.297cm" svg:x2="4.303cm" svg:y2="20.255cm" draw:start-shape="id73" draw:start-glue-point="4" draw:end-shape="id74" draw:end-glue-point="10" svg:d="M5291 20297h-494v-42h-494" svg:viewBox="0 0 989 43">
          <text:p/>
        </draw:connector>
        <draw:frame draw:style-name="gr5" draw:text-style-name="P1" draw:layer="layout" svg:width="0.515cm" svg:height="1.003cm" svg:x="5.189cm" svg:y="19.1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" draw:layer="layout" svg:width="0.834cm" svg:height="1.003cm" svg:x="5.19cm" svg:y="16.568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4" draw:text-style-name="P1" draw:layer="layout" svg:x1="12.303cm" svg:y1="15.236cm" svg:x2="13.086cm" svg:y2="7.752cm" draw:start-shape="id68" draw:start-glue-point="10" draw:end-shape="id76" draw:end-glue-point="8" svg:d="M12303 15236h783v-7484" svg:viewBox="0 0 784 7485">
          <text:p/>
        </draw:connector>
        <draw:connector draw:style-name="gr4" draw:text-style-name="P1" draw:layer="layout" svg:x1="3.668cm" svg:y1="15.255cm" svg:x2="3.082cm" svg:y2="7.458cm" draw:start-shape="id71" draw:start-glue-point="6" draw:end-shape="id77" draw:end-glue-point="0" svg:d="M3668 15255h-586v-7797" svg:viewBox="0 0 587 7798">
          <text:p/>
        </draw:connector>
        <draw:custom-shape draw:style-name="gr2" draw:text-style-name="P6" xml:id="id76" draw:id="id76" draw:layer="layout" svg:width="0.635cm" svg:height="0.635cm" svg:x="12.7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5" xml:id="id78" draw:id="id78" draw:layer="layout" svg:width="1.143cm" svg:height="1.143cm" svg:x="5.7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9" draw:id="id79" draw:layer="layout" svg:width="1.143cm" svg:height="1.143cm" svg:x="5.7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82" draw:id="id82" draw:layer="layout" svg:x1="6.294cm" svg:y1="9.255cm" svg:x2="6.294cm" svg:y2="10.652cm" draw:start-shape="id78" draw:start-glue-point="2" draw:end-shape="id79" draw:end-glue-point="0" svg:d="M6294 9255v1397" svg:viewBox="0 0 1 1398">
          <text:p/>
        </draw:connector>
        <draw:connector draw:style-name="gr4" draw:text-style-name="P1" xml:id="id80" draw:id="id80" draw:layer="layout" svg:x1="6.294cm" svg:y1="11.795cm" svg:x2="6.288cm" svg:y2="12.505cm" draw:start-shape="id79" draw:start-glue-point="2" svg:d="M6294 11795v605h-6v105" svg:viewBox="0 0 7 711">
          <text:p/>
        </draw:connector>
        <draw:custom-shape draw:style-name="gr3" draw:text-style-name="P3" xml:id="id81" draw:id="id81" draw:layer="layout" svg:width="0.889cm" svg:height="0.889cm" draw:transform="rotate (-1.5707963267949) translate (8.8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83" draw:id="id83" draw:layer="layout" svg:width="0.889cm" svg:height="0.889cm" draw:transform="rotate (-1.5707963267949) translate (8.8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6.288cm" svg:y1="12.505cm" svg:x2="8.011cm" svg:y2="12.493cm" draw:start-shape="id80" draw:start-glue-point="3" draw:end-shape="id81" draw:end-glue-point="6" svg:d="M6288 12505v52h863v-64h860" svg:viewBox="0 0 1724 65">
          <text:p/>
        </draw:connector>
        <draw:connector draw:style-name="gr4" draw:text-style-name="P1" draw:layer="layout" svg:x1="6.294cm" svg:y1="9.953cm" svg:x2="7.965cm" svg:y2="9.953cm" draw:start-shape="id82" draw:start-glue-point="0" draw:end-shape="id83" draw:end-glue-point="6" svg:d="M6294 9953h1671" svg:viewBox="0 0 1672 1">
          <text:p/>
        </draw:connector>
        <draw:custom-shape draw:style-name="gr2" draw:text-style-name="P6" xml:id="id84" draw:id="id84" draw:layer="layout" svg:width="0.635cm" svg:height="0.635cm" svg:x="10.168cm" svg:y="12.17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898cm" svg:y1="12.493cm" svg:x2="10.168cm" svg:y2="12.494cm" draw:start-shape="id81" draw:start-glue-point="4" draw:end-shape="id84" draw:end-glue-point="6" svg:d="M8898 12493h635v1h635" svg:viewBox="0 0 1271 2">
          <text:p/>
        </draw:connector>
        <draw:custom-shape draw:style-name="gr2" draw:text-style-name="P6" xml:id="id85" draw:id="id85" draw:layer="layout" svg:width="0.635cm" svg:height="0.635cm" svg:x="10.1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486cm" svg:y1="12.176cm" svg:x2="10.486cm" svg:y2="10.271cm" draw:start-shape="id84" draw:start-glue-point="4" draw:end-shape="id85" draw:end-glue-point="8" svg:d="M10486 12176v-1905" svg:viewBox="0 0 1 1906">
          <text:p/>
        </draw:connector>
        <draw:connector draw:style-name="gr4" draw:text-style-name="P1" draw:layer="layout" svg:x1="8.852cm" svg:y1="9.953cm" svg:x2="10.168cm" svg:y2="9.954cm" draw:start-shape="id83" draw:start-glue-point="4" draw:end-shape="id85" draw:end-glue-point="6" svg:d="M8852 9953h658v1h658" svg:viewBox="0 0 1317 2">
          <text:p/>
        </draw:connector>
        <draw:connector draw:style-name="gr4" draw:text-style-name="P1" draw:layer="layout" svg:x1="10.486cm" svg:y1="9.636cm" svg:x2="10.486cm" svg:y2="7.752cm" draw:start-shape="id85" draw:start-glue-point="4" draw:end-shape="id86" draw:end-glue-point="8" svg:d="M10486 9636v-1884" svg:viewBox="0 0 1 1885">
          <text:p/>
        </draw:connector>
        <draw:frame draw:style-name="gr5" draw:text-style-name="P1" draw:layer="layout" svg:width="0.809cm" svg:height="1.003cm" svg:x="8.289cm" svg:y="11.36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1" draw:layer="layout" svg:width="0.809cm" svg:height="1.003cm" svg:x="8.089cm" svg:y="8.76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3" draw:text-style-name="P3" xml:id="id91" draw:id="id91" draw:layer="layout" svg:width="0.889cm" svg:height="0.889cm" draw:transform="rotate (1.5707963267949) translate (3.7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2" draw:id="id92" draw:layer="layout" svg:width="0.889cm" svg:height="0.889cm" draw:transform="rotate (1.5707963267949) translate (3.7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94" draw:id="id94" draw:layer="layout" svg:width="0.635cm" svg:height="0.635cm" svg:x="2.167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93" draw:id="id93" draw:layer="layout" svg:width="0.635cm" svg:height="0.635cm" svg:x="2.1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90" draw:id="id90" draw:layer="layout" svg:width="0.635cm" svg:height="0.635cm" svg:x="2.1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6" draw:id="id86" draw:layer="layout" svg:width="0.635cm" svg:height="0.635cm" svg:x="10.1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8" draw:id="id88" draw:layer="layout" svg:width="0.889cm" svg:height="0.889cm" draw:transform="rotate (-1.5707963267949) translate (8.8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8.49cm" svg:y="6.36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6" draw:text-style-name="P4" draw:layer="layout" draw:type="line" svg:x1="19.703cm" svg:y1="7.436cm" svg:x2="20.593cm" svg:y2="7.413cm" draw:start-shape="id87" draw:start-glue-point="10" svg:d="M19703 7436l890-23" svg:viewBox="0 0 891 24">
          <text:p/>
        </draw:connector>
        <draw:connector draw:style-name="gr7" draw:text-style-name="P4" draw:layer="layout" draw:type="line" svg:x1="8.852cm" svg:y1="7.454cm" svg:x2="10.168cm" svg:y2="7.435cm" draw:start-shape="id88" draw:start-glue-point="4" draw:end-shape="id86" draw:end-glue-point="6" svg:d="M8852 7454l1316-19" svg:viewBox="0 0 1317 20">
          <text:p/>
        </draw:connector>
        <draw:connector draw:style-name="gr7" draw:text-style-name="P4" xml:id="id89" draw:id="id89" draw:layer="layout" draw:type="line" svg:x1="6.294cm" svg:y1="8.112cm" svg:x2="6.29cm" svg:y2="7.471cm" draw:start-shape="id78" draw:start-glue-point="0" svg:d="M6294 8112l-4-641" svg:viewBox="0 0 5 642">
          <text:p/>
        </draw:connector>
        <draw:connector draw:style-name="gr7" draw:text-style-name="P4" draw:layer="layout" draw:type="line" svg:x1="6.29cm" svg:y1="7.471cm" svg:x2="7.965cm" svg:y2="7.454cm" draw:start-shape="id89" draw:start-glue-point="3" draw:end-shape="id88" draw:end-glue-point="6" svg:d="M6290 7471l1675-17" svg:viewBox="0 0 1676 18">
          <text:p/>
        </draw:connector>
        <draw:connector draw:style-name="gr7" draw:text-style-name="P4" draw:layer="layout" draw:type="line" svg:x1="6.29cm" svg:y1="7.471cm" svg:x2="2.803cm" svg:y2="7.454cm" draw:start-shape="id89" draw:start-glue-point="3" draw:end-shape="id90" draw:end-glue-point="10" svg:d="M6290 7471l-3487-17" svg:viewBox="0 0 3488 18">
          <text:p/>
        </draw:connector>
        <draw:connector draw:style-name="gr7" draw:text-style-name="P4" draw:layer="layout" draw:type="line" svg:x1="2.168cm" svg:y1="7.454cm" svg:x2="0.997cm" svg:y2="7.463cm" draw:start-shape="id90" draw:start-glue-point="6" svg:d="M2168 7454l-1171 9" svg:viewBox="0 0 1172 10">
          <text:p/>
        </draw:connector>
        <draw:connector draw:style-name="gr7" draw:text-style-name="P4" draw:layer="layout" draw:type="line" svg:x1="4.682cm" svg:y1="9.931cm" svg:x2="6.294cm" svg:y2="9.953cm" draw:start-shape="id91" draw:start-glue-point="6" draw:end-shape="id82" draw:end-glue-point="0" svg:d="M4682 9931l1612 22" svg:viewBox="0 0 1613 23">
          <text:p/>
        </draw:connector>
        <draw:connector draw:style-name="gr7" draw:text-style-name="P4" draw:layer="layout" draw:type="line" svg:x1="4.68cm" svg:y1="12.496cm" svg:x2="6.288cm" svg:y2="12.505cm" draw:start-shape="id92" draw:start-glue-point="6" draw:end-shape="id80" draw:end-glue-point="3" svg:d="M4680 12496l1608 9" svg:viewBox="0 0 1609 10">
          <text:p/>
        </draw:connector>
        <draw:connector draw:style-name="gr4" draw:text-style-name="P1" draw:layer="layout" svg:x1="2.486cm" svg:y1="12.136cm" svg:x2="2.485cm" svg:y2="10.271cm" draw:start-shape="id93" draw:start-glue-point="4" draw:end-shape="id94" draw:end-glue-point="8" svg:d="M2486 12136v-933h-1v-932" svg:viewBox="0 0 2 1866">
          <text:p/>
        </draw:connector>
        <draw:connector draw:style-name="gr4" draw:text-style-name="P1" draw:layer="layout" svg:x1="2.485cm" svg:y1="9.636cm" svg:x2="2.486cm" svg:y2="7.771cm" draw:start-shape="id94" draw:start-glue-point="4" draw:end-shape="id90" draw:end-glue-point="8" svg:d="M2485 9636v-933h1v-932" svg:viewBox="0 0 2 1866">
          <text:p/>
        </draw:connector>
        <draw:connector draw:style-name="gr4" draw:text-style-name="P1" draw:layer="layout" svg:x1="3.793cm" svg:y1="9.931cm" svg:x2="2.802cm" svg:y2="9.954cm" draw:start-shape="id91" draw:start-glue-point="4" draw:end-shape="id94" draw:end-glue-point="10" svg:d="M3793 9931h-496v23h-495" svg:viewBox="0 0 992 24">
          <text:p/>
        </draw:connector>
        <draw:connector draw:style-name="gr4" draw:text-style-name="P1" draw:layer="layout" svg:x1="3.791cm" svg:y1="12.496cm" svg:x2="2.803cm" svg:y2="12.454cm" draw:start-shape="id92" draw:start-glue-point="4" draw:end-shape="id93" draw:end-glue-point="10" svg:d="M3791 12496h-494v-42h-494" svg:viewBox="0 0 989 43">
          <text:p/>
        </draw:connector>
        <draw:frame draw:style-name="gr5" draw:text-style-name="P1" draw:layer="layout" svg:width="0.537cm" svg:height="1.003cm" svg:x="3.689cm" svg:y="11.36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1" draw:layer="layout" svg:width="0.834cm" svg:height="1.003cm" svg:x="3.69cm" svg:y="8.7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1" draw:text-style-name="P5" xml:id="id95" draw:id="id95" draw:layer="layout" svg:width="1.143cm" svg:height="1.143cm" svg:x="14.623cm" svg:y="8.11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96" draw:id="id96" draw:layer="layout" svg:width="1.143cm" svg:height="1.143cm" svg:x="14.623cm" svg:y="10.65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99" draw:id="id99" draw:layer="layout" svg:x1="15.194cm" svg:y1="9.256cm" svg:x2="15.194cm" svg:y2="10.653cm" draw:start-shape="id95" draw:start-glue-point="2" draw:end-shape="id96" draw:end-glue-point="0" svg:d="M15194 9256v1397" svg:viewBox="0 0 1 1398">
          <text:p/>
        </draw:connector>
        <draw:connector draw:style-name="gr4" draw:text-style-name="P1" xml:id="id97" draw:id="id97" draw:layer="layout" svg:x1="15.194cm" svg:y1="11.796cm" svg:x2="15.188cm" svg:y2="12.506cm" draw:start-shape="id96" draw:start-glue-point="2" svg:d="M15194 11796v605h-6v105" svg:viewBox="0 0 7 711">
          <text:p/>
        </draw:connector>
        <draw:custom-shape draw:style-name="gr3" draw:text-style-name="P3" xml:id="id98" draw:id="id98" draw:layer="layout" svg:width="0.889cm" svg:height="0.889cm" draw:transform="rotate (-1.5707963267949) translate (17.798cm 12.0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0" draw:id="id100" draw:layer="layout" svg:width="0.889cm" svg:height="0.889cm" draw:transform="rotate (-1.5707963267949) translate (17.752cm 9.5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15.188cm" svg:y1="12.506cm" svg:x2="16.911cm" svg:y2="12.494cm" draw:start-shape="id97" draw:start-glue-point="3" draw:end-shape="id98" draw:end-glue-point="6" svg:d="M15188 12506v52h863v-64h860" svg:viewBox="0 0 1724 65">
          <text:p/>
        </draw:connector>
        <draw:connector draw:style-name="gr4" draw:text-style-name="P1" draw:layer="layout" svg:x1="15.194cm" svg:y1="9.954cm" svg:x2="16.865cm" svg:y2="9.954cm" draw:start-shape="id99" draw:start-glue-point="0" draw:end-shape="id100" draw:end-glue-point="6" svg:d="M15194 9954h1671" svg:viewBox="0 0 1672 1">
          <text:p/>
        </draw:connector>
        <draw:custom-shape draw:style-name="gr2" draw:text-style-name="P6" xml:id="id101" draw:id="id101" draw:layer="layout" svg:width="0.635cm" svg:height="0.635cm" svg:x="19.068cm" svg:y="12.17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798cm" svg:y1="12.494cm" svg:x2="19.068cm" svg:y2="12.495cm" draw:start-shape="id98" draw:start-glue-point="4" draw:end-shape="id101" draw:end-glue-point="6" svg:d="M17798 12494h635v1h635" svg:viewBox="0 0 1271 2">
          <text:p/>
        </draw:connector>
        <draw:custom-shape draw:style-name="gr2" draw:text-style-name="P6" xml:id="id102" draw:id="id102" draw:layer="layout" svg:width="0.635cm" svg:height="0.635cm" svg:x="19.068cm" svg:y="9.6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9.386cm" svg:y1="12.177cm" svg:x2="19.386cm" svg:y2="10.272cm" draw:start-shape="id101" draw:start-glue-point="4" draw:end-shape="id102" draw:end-glue-point="8" svg:d="M19386 12177v-1905" svg:viewBox="0 0 1 1906">
          <text:p/>
        </draw:connector>
        <draw:connector draw:style-name="gr4" draw:text-style-name="P1" draw:layer="layout" svg:x1="17.752cm" svg:y1="9.954cm" svg:x2="19.068cm" svg:y2="9.955cm" draw:start-shape="id100" draw:start-glue-point="4" draw:end-shape="id102" draw:end-glue-point="6" svg:d="M17752 9954h658v1h658" svg:viewBox="0 0 1317 2">
          <text:p/>
        </draw:connector>
        <draw:connector draw:style-name="gr4" draw:text-style-name="P1" draw:layer="layout" svg:x1="19.386cm" svg:y1="9.637cm" svg:x2="19.386cm" svg:y2="7.753cm" draw:start-shape="id102" draw:start-glue-point="4" draw:end-shape="id87" draw:end-glue-point="8" svg:d="M19386 9637v-1884" svg:viewBox="0 0 1 1885">
          <text:p/>
        </draw:connector>
        <draw:frame draw:style-name="gr5" draw:text-style-name="P1" draw:layer="layout" svg:width="0.829cm" svg:height="1.003cm" svg:x="17.189cm" svg:y="11.365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1" draw:layer="layout" svg:width="0.809cm" svg:height="1.003cm" svg:x="16.989cm" svg:y="8.76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3" draw:text-style-name="P3" xml:id="id106" draw:id="id106" draw:layer="layout" svg:width="0.889cm" svg:height="0.889cm" draw:transform="rotate (1.5707963267949) translate (12.693cm 10.3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7" draw:id="id107" draw:layer="layout" svg:width="0.889cm" svg:height="0.889cm" draw:transform="rotate (1.5707963267949) translate (12.691cm 12.9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09" draw:id="id109" draw:layer="layout" svg:width="0.635cm" svg:height="0.635cm" svg:x="11.067cm" svg:y="9.6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8" draw:id="id108" draw:layer="layout" svg:width="0.635cm" svg:height="0.635cm" svg:x="11.068cm" svg:y="12.1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5" draw:id="id105" draw:layer="layout" svg:width="0.635cm" svg:height="0.635cm" svg:x="11.068cm" svg:y="7.1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7" draw:id="id87" draw:layer="layout" svg:width="0.635cm" svg:height="0.635cm" svg:x="19.068cm" svg:y="7.1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3" draw:id="id103" draw:layer="layout" svg:width="0.889cm" svg:height="0.889cm" draw:transform="rotate (-1.5707963267949) translate (17.752cm 7.0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17.256cm" svg:y="6.3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7" draw:text-style-name="P4" draw:layer="layout" draw:type="line" svg:x1="17.752cm" svg:y1="7.455cm" svg:x2="19.068cm" svg:y2="7.436cm" draw:start-shape="id103" draw:start-glue-point="4" draw:end-shape="id87" draw:end-glue-point="6" svg:d="M17752 7455l1316-19" svg:viewBox="0 0 1317 20">
          <text:p/>
        </draw:connector>
        <draw:connector draw:style-name="gr7" draw:text-style-name="P4" xml:id="id104" draw:id="id104" draw:layer="layout" draw:type="line" svg:x1="15.194cm" svg:y1="8.113cm" svg:x2="15.19cm" svg:y2="7.472cm" draw:start-shape="id95" draw:start-glue-point="0" svg:d="M15194 8113l-4-641" svg:viewBox="0 0 5 642">
          <text:p/>
        </draw:connector>
        <draw:connector draw:style-name="gr7" draw:text-style-name="P4" draw:layer="layout" draw:type="line" svg:x1="15.19cm" svg:y1="7.472cm" svg:x2="16.865cm" svg:y2="7.455cm" draw:start-shape="id104" draw:start-glue-point="3" draw:end-shape="id103" draw:end-glue-point="6" svg:d="M15190 7472l1675-17" svg:viewBox="0 0 1676 18">
          <text:p/>
        </draw:connector>
        <draw:connector draw:style-name="gr7" draw:text-style-name="P4" draw:layer="layout" draw:type="line" svg:x1="15.19cm" svg:y1="7.472cm" svg:x2="11.703cm" svg:y2="7.455cm" draw:start-shape="id104" draw:start-glue-point="3" draw:end-shape="id105" draw:end-glue-point="10" svg:d="M15190 7472l-3487-17" svg:viewBox="0 0 3488 18">
          <text:p/>
        </draw:connector>
        <draw:connector draw:style-name="gr7" draw:text-style-name="P4" draw:layer="layout" draw:type="line" svg:x1="13.582cm" svg:y1="9.932cm" svg:x2="15.194cm" svg:y2="9.954cm" draw:start-shape="id106" draw:start-glue-point="6" draw:end-shape="id99" draw:end-glue-point="0" svg:d="M13582 9932l1612 22" svg:viewBox="0 0 1613 23">
          <text:p/>
        </draw:connector>
        <draw:connector draw:style-name="gr7" draw:text-style-name="P4" draw:layer="layout" draw:type="line" svg:x1="13.58cm" svg:y1="12.497cm" svg:x2="15.188cm" svg:y2="12.506cm" draw:start-shape="id107" draw:start-glue-point="6" draw:end-shape="id97" draw:end-glue-point="3" svg:d="M13580 12497l1608 9" svg:viewBox="0 0 1609 10">
          <text:p/>
        </draw:connector>
        <draw:connector draw:style-name="gr4" draw:text-style-name="P1" draw:layer="layout" svg:x1="11.386cm" svg:y1="12.137cm" svg:x2="11.385cm" svg:y2="10.272cm" draw:start-shape="id108" draw:start-glue-point="4" draw:end-shape="id109" draw:end-glue-point="8" svg:d="M11386 12137v-933h-1v-932" svg:viewBox="0 0 2 1866">
          <text:p/>
        </draw:connector>
        <draw:connector draw:style-name="gr4" draw:text-style-name="P1" draw:layer="layout" svg:x1="11.385cm" svg:y1="9.637cm" svg:x2="11.386cm" svg:y2="7.772cm" draw:start-shape="id109" draw:start-glue-point="4" draw:end-shape="id105" draw:end-glue-point="8" svg:d="M11385 9637v-933h1v-932" svg:viewBox="0 0 2 1866">
          <text:p/>
        </draw:connector>
        <draw:connector draw:style-name="gr4" draw:text-style-name="P1" draw:layer="layout" svg:x1="12.693cm" svg:y1="9.932cm" svg:x2="11.702cm" svg:y2="9.955cm" draw:start-shape="id106" draw:start-glue-point="4" draw:end-shape="id109" draw:end-glue-point="10" svg:d="M12693 9932h-496v23h-495" svg:viewBox="0 0 992 24">
          <text:p/>
        </draw:connector>
        <draw:connector draw:style-name="gr4" draw:text-style-name="P1" draw:layer="layout" svg:x1="12.691cm" svg:y1="12.497cm" svg:x2="11.703cm" svg:y2="12.455cm" draw:start-shape="id107" draw:start-glue-point="4" draw:end-shape="id108" draw:end-glue-point="10" svg:d="M12691 12497h-494v-42h-494" svg:viewBox="0 0 989 43">
          <text:p/>
        </draw:connector>
        <draw:frame draw:style-name="gr5" draw:text-style-name="P1" draw:layer="layout" svg:width="0.515cm" svg:height="1.003cm" svg:x="12.589cm" svg:y="11.367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" draw:text-style-name="P1" draw:layer="layout" svg:width="0.834cm" svg:height="1.003cm" svg:x="12.59cm" svg:y="8.768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onnector draw:style-name="gr4" draw:text-style-name="P1" draw:layer="layout" svg:x1="10.803cm" svg:y1="7.435cm" svg:x2="11.068cm" svg:y2="7.455cm" draw:start-shape="id86" draw:start-glue-point="10" draw:end-shape="id105" draw:end-glue-point="6" svg:d="M10803 7435h132v20h133" svg:viewBox="0 0 266 21">
          <text:p/>
        </draw:connector>
      </draw:page>
      <draw:page draw:name="page5" draw:style-name="dp1" draw:master-page-name="Default">
        <draw:custom-shape draw:style-name="gr1" draw:text-style-name="P5" xml:id="id112" draw:id="id112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14" draw:id="id114" draw:layer="layout" svg:width="1.143cm" svg:height="1.143cm" svg:x="7.223cm" svg:y="13.19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10" draw:id="id110" draw:layer="layout" svg:width="1.143cm" svg:height="1.143cm" svg:x="7.223cm" svg:y="15.73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13" draw:id="id113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1" draw:id="id111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127" draw:id="id127" draw:layer="layout" svg:x1="7.794cm" svg:y1="16.875cm" svg:x2="9.611cm" svg:y2="17.535cm" draw:start-shape="id110" draw:start-glue-point="2" draw:end-shape="id111" draw:end-glue-point="6" svg:d="M7794 16875v660h1817" svg:viewBox="0 0 1818 661">
          <text:p/>
        </draw:connector>
        <draw:connector draw:style-name="gr4" draw:text-style-name="P1" xml:id="id119" draw:id="id119" draw:layer="layout" svg:x1="7.794cm" svg:y1="9.255cm" svg:x2="7.794cm" svg:y2="10.652cm" draw:start-shape="id112" draw:start-glue-point="2" draw:end-shape="id113" draw:end-glue-point="0" svg:d="M7794 9255v1397" svg:viewBox="0 0 1 1398">
          <text:p/>
        </draw:connector>
        <draw:connector draw:style-name="gr4" draw:text-style-name="P1" xml:id="id117" draw:id="id117" draw:layer="layout" svg:x1="7.794cm" svg:y1="11.795cm" svg:x2="7.794cm" svg:y2="13.192cm" draw:start-shape="id113" draw:start-glue-point="2" draw:end-shape="id114" draw:end-glue-point="0" svg:d="M7794 11795v1397" svg:viewBox="0 0 1 1398">
          <text:p/>
        </draw:connector>
        <draw:connector draw:style-name="gr4" draw:text-style-name="P1" xml:id="id115" draw:id="id115" draw:layer="layout" svg:x1="7.794cm" svg:y1="14.335cm" svg:x2="7.794cm" svg:y2="15.732cm" draw:start-shape="id114" draw:start-glue-point="2" draw:end-shape="id110" draw:end-glue-point="0" svg:d="M7794 14335v1397" svg:viewBox="0 0 1 1398">
          <text:p/>
        </draw:connector>
        <draw:custom-shape draw:style-name="gr3" draw:text-style-name="P3" xml:id="id116" draw:id="id116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8" draw:id="id118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0" draw:id="id120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115" draw:start-glue-point="0" draw:end-shape="id116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117" draw:start-glue-point="0" draw:end-shape="id118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19" draw:start-glue-point="0" draw:end-shape="id120" draw:end-glue-point="6" svg:d="M7794 9953h1671" svg:viewBox="0 0 1672 1">
          <text:p/>
        </draw:connector>
        <draw:connector draw:style-name="gr4" draw:text-style-name="P1" draw:layer="layout" svg:x1="10.498cm" svg:y1="17.535cm" svg:x2="12.053cm" svg:y2="7.434cm" draw:start-shape="id111" draw:start-glue-point="4" draw:end-shape="id121" draw:end-glue-point="0" svg:d="M10498 17535h1555v-10101" svg:viewBox="0 0 1556 10102">
          <text:p/>
        </draw:connector>
        <draw:connector draw:style-name="gr4" draw:text-style-name="P1" draw:layer="layout" svg:x1="10.525cm" svg:y1="15.033cm" svg:x2="12.032cm" svg:y2="15.026cm" draw:start-shape="id116" draw:start-glue-point="4" svg:d="M10525 15033h1004v-7h503" svg:viewBox="0 0 1508 8">
          <text:p/>
        </draw:connector>
        <draw:connector draw:style-name="gr4" draw:text-style-name="P1" draw:layer="layout" svg:x1="10.398cm" svg:y1="12.493cm" svg:x2="12.032cm" svg:y2="12.48cm" draw:start-shape="id118" draw:start-glue-point="4" svg:d="M10398 12493h1068v-13h566" svg:viewBox="0 0 1635 14">
          <text:p/>
        </draw:connector>
        <draw:connector draw:style-name="gr4" draw:text-style-name="P1" draw:layer="layout" svg:x1="10.352cm" svg:y1="9.953cm" svg:x2="12.007cm" svg:y2="9.959cm" draw:start-shape="id120" draw:start-glue-point="4" svg:d="M10352 9953h1078v6h577" svg:viewBox="0 0 1656 7">
          <text:p/>
        </draw:connector>
        <draw:frame draw:style-name="gr5" draw:text-style-name="P1" draw:layer="layout" svg:width="0.411cm" svg:height="0.47cm" svg:x="10.088cm" svg:y="16.7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3" xml:id="id124" draw:id="id124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5" draw:id="id125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6" draw:id="id126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8" draw:id="id128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2" draw:id="id122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6" draw:text-style-name="P4" xml:id="id121" draw:id="id121" draw:layer="layout" draw:type="line" svg:x1="10.352cm" svg:y1="7.454cm" svg:x2="13.754cm" svg:y2="7.415cm" draw:start-shape="id122" draw:start-glue-point="4" svg:d="M10352 7454l3402-39" svg:viewBox="0 0 3403 40">
          <text:p/>
        </draw:connector>
        <draw:connector draw:style-name="gr7" draw:text-style-name="P4" xml:id="id123" draw:id="id123" draw:layer="layout" draw:type="line" svg:x1="7.794cm" svg:y1="8.112cm" svg:x2="7.79cm" svg:y2="7.471cm" draw:start-shape="id112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123" draw:start-glue-point="3" draw:end-shape="id122" draw:end-glue-point="6" svg:d="M7790 7471l1675-17" svg:viewBox="0 0 1676 18">
          <text:p/>
        </draw:connector>
        <draw:connector draw:style-name="gr7" draw:text-style-name="P4" draw:layer="layout" draw:type="line" svg:x1="7.79cm" svg:y1="7.471cm" svg:x2="2.522cm" svg:y2="7.463cm" draw:start-shape="id123" draw:start-glue-point="3" svg:d="M7790 7471l-5268-8" svg:viewBox="0 0 5269 9">
          <text:p/>
        </draw:connector>
        <draw:connector draw:style-name="gr7" draw:text-style-name="P4" draw:layer="layout" draw:type="line" svg:x1="6.182cm" svg:y1="9.931cm" svg:x2="7.794cm" svg:y2="9.953cm" draw:start-shape="id124" draw:start-glue-point="6" draw:end-shape="id119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125" draw:start-glue-point="6" draw:end-shape="id117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115" draw:start-glue-point="0" draw:end-shape="id126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127" draw:start-glue-point="0" draw:end-shape="id128" draw:end-glue-point="6" svg:d="M7794 17535l-1614 41" svg:viewBox="0 0 1615 42">
          <text:p/>
        </draw:connector>
        <draw:connector draw:style-name="gr4" draw:text-style-name="P1" xml:id="id129" draw:id="id129" draw:layer="layout" draw:line-skew="-0.498cm" svg:x1="5.291cm" svg:y1="17.576cm" svg:x2="3.795cm" svg:y2="7.463cm" draw:start-shape="id128" draw:start-glue-point="4" svg:d="M5291 17576h-1497v-10113h1" svg:viewBox="0 0 1498 10114">
          <text:p/>
        </draw:connector>
        <draw:connector draw:style-name="gr4" draw:text-style-name="P1" draw:layer="layout" svg:x1="5.293cm" svg:y1="9.931cm" svg:x2="3.795cm" svg:y2="9.934cm" draw:start-shape="id124" draw:start-glue-point="4" svg:d="M5293 9931h-1000v3h-498" svg:viewBox="0 0 1499 4">
          <text:p/>
        </draw:connector>
        <draw:connector draw:style-name="gr4" draw:text-style-name="P1" draw:layer="layout" draw:line-skew="0.501cm" svg:x1="5.291cm" svg:y1="12.496cm" svg:x2="3.794cm" svg:y2="12.519cm" draw:start-shape="id125" draw:start-glue-point="4" draw:end-shape="id129" draw:end-glue-point="0" svg:d="M5291 12496h-1497v23" svg:viewBox="0 0 1498 24">
          <text:p/>
        </draw:connector>
        <draw:connector draw:style-name="gr4" draw:text-style-name="P1" draw:layer="layout" svg:x1="5.291cm" svg:y1="15.036cm" svg:x2="3.844cm" svg:y2="15.026cm" draw:start-shape="id126" draw:start-glue-point="4" svg:d="M5291 15036h-974v-10h-473" svg:viewBox="0 0 1448 11">
          <text:p/>
        </draw:connector>
        <draw:frame draw:style-name="gr5" draw:text-style-name="P1" draw:layer="layout" svg:width="0.512cm" svg:height="1.003cm" svg:x="5.189cm" svg:y="13.86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" draw:text-style-name="P6" draw:layer="layout" svg:width="0.635cm" svg:height="0.635cm" svg:x="7.4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4.7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7.2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6" xml:id="id130" draw:id="id130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ustom-shape draw:style-name="gr2" draw:text-style-name="P6" xml:id="id131" draw:id="id131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xml:id="id132" draw:id="id132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130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131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132" draw:start-glue-point="3" draw:end-shape="id133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33" draw:id="id133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8:45:32.446968638</dc:date>
    <meta:editing-duration>PT36M16S</meta:editing-duration>
    <meta:editing-cycles>19</meta:editing-cycles>
    <meta:generator>LibreOffice/4.4.2.2$Linux_X86_64 LibreOffice_project/40m0$Build-2</meta:generator>
    <meta:document-statistic meta:object-count="339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9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2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25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26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8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9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31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32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33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34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35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36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37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38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39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40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42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43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4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45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6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7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48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49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0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5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6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